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3200000025857AC7A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acier-title">
      <style:graphic-properties fo:min-height="2.663cm"/>
    </style:style>
    <style:style style:name="pr2" style:family="presentation" style:parent-style-name="glacier-subtitle">
      <style:graphic-properties draw:fill-color="#ffffff" fo:min-height="13.86cm"/>
    </style:style>
    <style:style style:name="pr3" style:family="presentation" style:parent-style-name="glacier-notes">
      <style:graphic-properties draw:fill-color="#ffffff" fo:min-height="13.364cm"/>
    </style:style>
    <style:style style:name="pr4" style:family="presentation" style:parent-style-name="glacier-title">
      <style:graphic-properties draw:fill-color="#ffffff" draw:auto-grow-height="true" fo:min-height="2.663cm"/>
    </style:style>
    <style:style style:name="pr5" style:family="presentation" style:parent-style-name="glacier-outline1">
      <style:graphic-properties draw:fill-color="#ffffff" draw:auto-grow-height="true" fo:min-height="12.304cm"/>
    </style:style>
    <style:style style:name="pr6" style:family="presentation" style:parent-style-name="glacier-notes">
      <style:graphic-properties draw:fill-color="#ffffff" draw:auto-grow-height="true" fo:min-height="13.364cm"/>
    </style:style>
    <style:style style:name="pr7" style:family="presentation" style:parent-style-name="glacier-outline1">
      <style:graphic-properties fo:min-height="13.86cm"/>
    </style:style>
    <style:style style:name="P1" style:family="paragraph">
      <style:text-properties fo:font-size="28.1000003814697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acier" presentation:presentation-page-layout-name="AL1T0">
        <office:forms form:automatic-focus="false" form:apply-design-mode="false"/>
        <draw:frame presentation:style-name="pr1" draw:layer="layout" svg:width="26cm" svg:height="2.663cm" svg:x="1cm" svg:y="1.037cm" presentation:class="title">
          <draw:text-box>
            <text:p>Wine Is Not an Emulator</text:p>
          </draw:text-box>
        </draw:frame>
        <draw:frame presentation:style-name="pr2" draw:layer="layout" svg:width="25.099cm" svg:height="13.86cm" svg:x="1.5cm" svg:y="7cm" presentation:class="subtitle">
          <draw:text-box>
            <text:p>PURDUE LINUX USERS GROUP</text:p>
            <text:p/>
            <text:p/>
            <text:p>Presented By:</text:p>
            <text:p>Thomas Wing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acier" presentation:presentation-page-layout-name="AL2T3">
        <office:forms form:automatic-focus="false" form:apply-design-mode="false"/>
        <draw:frame presentation:style-name="pr4" draw:text-style-name="P2" draw:layer="layout" svg:width="26cm" svg:height="2.663cm" svg:x="1cm" svg:y="1.037cm" presentation:class="title">
          <draw:text-box>
            <text:p>Contents</text:p>
          </draw:text-box>
        </draw:frame>
        <draw:frame presentation:style-name="pr5" draw:text-style-name="P3" draw:layer="layout" svg:width="25.678cm" svg:height="12.83cm" svg:x="1.5cm" svg:y="7cm" presentation:class="outline" presentation:user-transformed="true">
          <draw:text-box>
            <text:list text:style-name="L2">
              <text:list-item>
                <text:p>What is Wine?</text:p>
              </text:list-item>
              <text:list-item>
                <text:p>How do I get wine?</text:p>
                <text:list>
                  <text:list-item>
                    <text:p>Adding apt-repositories</text:p>
                  </text:list-item>
                  <text:list-item>
                    <text:p>Installing with aptitude</text:p>
                  </text:list-item>
                  <text:list-item>
                    <text:p>Installing from source</text:p>
                  </text:list-item>
                </text:list>
              </text:list-item>
              <text:list-item>
                <text:p>Winetricks</text:p>
              </text:list-item>
              <text:list-item>
                <text:p>What is a WINEPREFIX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acier" presentation:presentation-page-layout-name="AL3T1">
        <office:forms form:automatic-focus="false" form:apply-design-mode="false"/>
        <draw:frame presentation:style-name="pr1" draw:layer="layout" svg:width="26cm" svg:height="2.663cm" svg:x="1cm" svg:y="1.037cm" presentation:class="title">
          <draw:text-box>
            <text:p>Documentation</text:p>
          </draw:text-box>
        </draw:frame>
        <draw:frame presentation:style-name="pr7" draw:layer="layout" svg:width="25.099cm" svg:height="13.86cm" svg:x="1.5cm" svg:y="7cm" presentation:class="outline">
          <draw:text-box>
            <text:list text:style-name="L2">
              <text:list-item>
                <text:p>Wine main website</text:p>
                <text:p>http://www.winehq.or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acier" presentation:presentation-page-layout-name="AL3T1">
        <office:forms form:automatic-focus="false" form:apply-design-mode="false"/>
        <draw:frame presentation:style-name="pr1" draw:layer="layout" svg:width="26cm" svg:height="2.663cm" svg:x="1cm" svg:y="1.037cm" presentation:class="title">
          <draw:text-box>
            <text:p>Questions</text:p>
          </draw:text-box>
        </draw:frame>
        <draw:frame presentation:style-name="pr7" draw:layer="layout" svg:width="25.099cm" svg:height="13.86cm" svg:x="1.5cm" svg:y="7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acier" presentation:presentation-page-layout-name="AL3T1">
        <office:forms form:automatic-focus="false" form:apply-design-mode="false"/>
        <draw:frame presentation:style-name="pr1" draw:layer="layout" svg:width="26cm" svg:height="2.663cm" svg:x="1cm" svg:y="1.037cm" presentation:class="title">
          <draw:text-box>
            <text:p>Announcements</text:p>
          </draw:text-box>
        </draw:frame>
        <draw:frame presentation:style-name="pr7" draw:layer="layout" svg:width="25.099cm" svg:height="13.86cm" svg:x="1.5cm" svg:y="7cm" presentation:class="outline">
          <draw:text-box>
            <text:list text:style-name="L2">
              <text:list-item>
                <text:p>Linux 201 Session 5 will be NEXT Monday April 9<text:span text:style-name="T1">th</text:span> at 7pm in LWSN B158!</text:p>
              </text:list-item>
              <text:list-item>
                <text:p>Open Source LAN / DNS Talk on Friday March 30<text:span text:style-name="T1">th</text:span> from 6:30-10:00pm!</text:p>
                <text:p>Come play open source games!!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winteraletsch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5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5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3-17T11:02:42</meta:creation-date>
    <dc:language>fi-FI</dc:language>
    <meta:editing-cycles>13</meta:editing-cycles>
    <meta:editing-duration>PT7H11M13S</meta:editing-duration>
    <meta:initial-creator>Thor Smith</meta:initial-creator>
    <dc:date>2012-03-26T19:39:16</dc:date>
    <dc:creator>tom </dc:creator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Blue.otp"/>
  </office:meta>
</office:document-meta>
</file>